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l" fo:country="PL" officeooo:paragraph-rsid="0006b2da"/>
    </style:style>
    <style:style style:name="P2" style:family="paragraph" style:parent-style-name="Standard">
      <style:paragraph-properties fo:text-align="justify" style:justify-single-word="false"/>
      <style:text-properties fo:language="pl" fo:country="PL" officeooo:rsid="0006bbaa" officeooo:paragraph-rsid="0006bbaa"/>
    </style:style>
    <style:style style:name="P3" style:family="paragraph" style:parent-style-name="Standard">
      <style:paragraph-properties fo:text-align="justify" style:justify-single-word="false"/>
      <style:text-properties officeooo:paragraph-rsid="0006b2da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6b2da"/>
    </style:style>
    <style:style style:name="T3" style:family="text">
      <style:text-properties fo:language="pl" fo:country="PL" officeooo:rsid="0006bbaa"/>
    </style:style>
    <style:style style:name="T4" style:family="text">
      <style:text-properties officeooo:rsid="0006bbaa"/>
    </style:style>
    <style:style style:name="T5" style:family="text">
      <style:text-properties officeooo:rsid="0006eed6"/>
    </style:style>
    <style:style style:name="T6" style:family="text">
      <style:text-properties fo:language="en" fo:country="US"/>
    </style:style>
    <style:style style:name="T7" style:family="text">
      <style:text-properties officeooo:rsid="00089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ożliwości programu<text:line-break/><text:line-break/><text:tab/>Wybór źródła danych: Program standardowo jako źródło danych używa powieść Rome</text:span><text:span text:style-name="T3">o</text:span><text:span text:style-name="T2"> and Juliet, napisaną przez </text:span><text:span text:style-name="T1">William Shakespeare, </text:span><text:span text:style-name="T2">w wersji udostępnionej na stronie </text:span><text:a xlink:type="simple" xlink:href="https://www.gutenberg.org/ebooks/1513" text:style-name="Internet_20_link" text:visited-style-name="Visited_20_Internet_20_Link"><text:span text:style-name="T2">https://www.gutenberg.org/ebooks/1513</text:span></text:a><text:span text:style-name="T2">. Powieść jest </text:span><text:span text:style-name="T3">sześcio-</text:span><text:span text:style-name="T2">krotnie zapisana w pliku ./</text:span><text:span text:style-name="T3">resources/sources/</text:span><text:span text:style-name="T2">rome</text:span><text:span text:style-name="T3">o</text:span><text:span text:style-name="T2">.txt (względem pliku wykonywalnego). </text:span><text:span text:style-name="T3">Jest to około 1.6 MB danych. Standardowo pakiet wysyłany w ramach łącza danych zawiera </text:span><text:span text:style-name="T1">64 do 1518 bajtów, </text:span><text:span text:style-name="T3">odpowiada to przesłaniu odpowiednio od 26 tyś do 1200 pakietów w ramach standardowych długości pakietów.</text:span></text:p>
      <text:p text:style-name="P1"><text:tab/><text:span text:style-name="T4">Program umożliwia wskazanie dowolnego pliku źródłowego w dowolnym formacie, ponieważ źródło jest traktowane jako strumień bitów, które nie są interpretowane.</text:span></text:p>
      <text:p text:style-name="P1"/>
      <text:p text:style-name="P1"><text:tab/><text:span text:style-name="T4">W programie zaimplementowano dwa rodzaje koderów. Koder bitu parzystości oraz CRC. Koder CRC standardowo używa najpowszechniej stosowane polynomu dla danej klasy CRC. Niemniej jednak użytkownik ma możliwość wpisania własnego polynomu.</text:span></text:p>
      <text:p text:style-name="P1"/>
      <text:p text:style-name="P2"><text:tab/>Program umożliwia wybór jednego z trzech modeli kanału transmisji danych. <text:span text:style-name="T6">Binary symetric channel, Binary asymetric channel </text:span>oraz<text:span text:style-name="T6"> Gilber-Elliot channel.</text:span> W ramac<text:span text:style-name="T5">h każdej iteracji symulacji <text:s/>(iteracja po długości słowa) generator liczb pseudo-losowych jest resetowany. <text:line-break/></text:span></text:p>
      <text:p text:style-name="P2"><text:tab/><text:span text:style-name="T5">Program umożliwia tworzenie wielu symulacji o zmiennych parametrach, a następnie wyświetlenie wybranych danych z wybranych symulacji w formie wykresu. Dane mogą również zostać wyeksportowane do pliku w formacie csv, celem ich dokładnie prezentacji w programach specjalistycznych. Symulacje </text:span><text:span text:style-name="T7">są wykonywane jako osobne wątki, dzięki czemu aplikacja nie jest blokowana, a użytkownik ma możliwość tworzenia kolejnych symulacji, lub przegląd dotychczas zakończoncy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00:31.670513505</meta:creation-date>
    <dc:date>2025-01-15T14:37:35.846969776</dc:date>
    <meta:editing-duration>PT11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10" meta:character-count="1663" meta:non-whitespace-character-count="1449"/>
  </office:meta>
</office:document-meta>
</file>